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72CA3FD2094A095E.png" manifest:media-type="image/png"/>
  <manifest:file-entry manifest:full-path="Pictures/1000000000000200000001E524D0E7ECD71B4CE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a95" draw:textarea-horizontal-align="justify" draw:textarea-vertical-align="middle" draw:auto-grow-height="false" fo:min-height="0.875cm" fo:min-width="20.126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97cm" fo:min-width="19.7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5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cm" fo:min-width="3.5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0.5cm" fo:min-width="3.5cm"/>
      <style:paragraph-properties style:writing-mode="lr-tb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0.5cm" fo:min-width="3.5cm"/>
      <style:paragraph-properties style:writing-mode="lr-tb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3.501cm" fo:min-width="4.501cm" fo:wrap-option="wrap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2.751cm" fo:min-width="4.501cm" fo:wrap-option="wrap"/>
      <style:paragraph-properties style:writing-mode="lr-tb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2.751cm" fo:min-width="4.751cm" fo:wrap-option="wrap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951cm" fo:min-width="0cm"/>
    </style:style>
    <style:style style:name="gr12" style:family="graphic" style:parent-style-name="standard">
      <style:graphic-properties draw:textarea-horizontal-align="justify" draw:textarea-vertical-align="top" draw:auto-grow-height="false" fo:min-height="2.25cm" fo:min-width="20.725cm"/>
      <style:paragraph-properties style:writing-mode="lr-tb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75cm" fo:min-width="20.299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12cm" fo:min-width="6.562cm"/>
      <style:paragraph-properties style:writing-mode="lr-tb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loext:graphic-properties draw:fill-color="#b7b3ca"/>
      <style:paragraph-properties fo:text-align="center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dddddd"/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1cm" svg:height="1.499cm" svg:x="1.25cm" svg:y="3.75cm">
          <text:p text:style-name="P1">Web App (client)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custom-shape draw:style-name="gr2" draw:text-style-name="P4" draw:layer="layout" svg:width="21cm" svg:height="8cm" svg:x="1.25cm" svg:y="6.5cm">
            <text:p text:style-name="P3"><text:span text:style-name="T1">Back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5" draw:layer="layout" svg:width="4.5cm" svg:height="5.5cm" svg:x="2.25cm" svg:y="8.25cm">
              <text:p text:style-name="P3"><text:span text:style-name="T1">User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6" draw:layer="layout" svg:width="4cm" svg:height="0.75cm" svg:x="2.5cm" svg:y="9.75cm">
                <text:p text:style-name="P1">Controller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7" draw:layer="layout" svg:width="4cm" svg:height="0.75cm" svg:x="2.5cm" svg:y="10.75cm">
                <text:p text:style-name="P1">Facade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4cm" svg:height="0.75cm" svg:x="2.5cm" svg:y="11.75cm">
                <text:p text:style-name="P1">Service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9" draw:layer="layout" svg:width="4cm" svg:height="0.75cm" svg:x="2.5cm" svg:y="12.75cm">
                <text:p text:style-name="P1">Repository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" draw:text-style-name="P5" draw:layer="layout" svg:width="4.5cm" svg:height="5.5cm" svg:x="7cm" svg:y="8.25cm">
              <text:p text:style-name="P3"><text:span text:style-name="T1">Post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6" draw:layer="layout" svg:width="4cm" svg:height="0.75cm" svg:x="7.25cm" svg:y="9.75cm">
                <text:p text:style-name="P1">Controller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7" draw:layer="layout" svg:width="4cm" svg:height="0.75cm" svg:x="7.25cm" svg:y="10.75cm">
                <text:p text:style-name="P1">Facade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4cm" svg:height="0.75cm" svg:x="7.25cm" svg:y="11.75cm">
                <text:p text:style-name="P1">Service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9" draw:layer="layout" svg:width="4cm" svg:height="0.75cm" svg:x="7.25cm" svg:y="12.75cm">
                <text:p text:style-name="P1">Repository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" draw:text-style-name="P5" draw:layer="layout" svg:width="4.5cm" svg:height="5.5cm" svg:x="11.871cm" svg:y="8.25cm">
              <text:p text:style-name="P3"><text:span text:style-name="T1">Comment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6" draw:layer="layout" svg:width="4cm" svg:height="0.75cm" svg:x="12.121cm" svg:y="9.75cm">
                <text:p text:style-name="P1">Controller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7" draw:layer="layout" svg:width="4cm" svg:height="0.75cm" svg:x="12.121cm" svg:y="10.75cm">
                <text:p text:style-name="P1">Facade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4cm" svg:height="0.75cm" svg:x="12.121cm" svg:y="11.75cm">
                <text:p text:style-name="P1">Service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9" draw:layer="layout" svg:width="4cm" svg:height="0.75cm" svg:x="12.121cm" svg:y="12.75cm">
                <text:p text:style-name="P1">Repository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" draw:text-style-name="P5" draw:layer="layout" svg:width="4.5cm" svg:height="5.5cm" svg:x="16.75cm" svg:y="8.25cm">
              <text:p text:style-name="P3"><text:span text:style-name="T1">Photo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6" draw:layer="layout" svg:width="4cm" svg:height="0.75cm" svg:x="17cm" svg:y="9.75cm">
                <text:p text:style-name="P1">Controller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7" draw:layer="layout" svg:width="4cm" svg:height="0.75cm" svg:x="17cm" svg:y="10.75cm">
                <text:p text:style-name="P1">Facade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8" draw:layer="layout" svg:width="4cm" svg:height="0.75cm" svg:x="17cm" svg:y="11.75cm">
                <text:p text:style-name="P1">Service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9" draw:layer="layout" svg:width="4cm" svg:height="0.75cm" svg:x="17cm" svg:y="12.75cm">
                <text:p text:style-name="P1">Repository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8" draw:text-style-name="P10" draw:layer="layout" svg:width="5cm" svg:height="3.75cm" svg:x="23.5cm" svg:y="15.75cm">
          <text:p text:style-name="P1">Postgres </text:p>
          <text:p text:style-name="P1">(port:5432)</text:p>
          <text:p text:style-name="P1">или MySQL </text:p>
          <text:p text:style-name="P1">(port:3306)</text:p>
          <draw:enhanced-geometry svg:viewBox="0 0 21600 21600" draw:glue-points="10800 0 0 10800 10800 21600 21600 10800 ?f40 ?f41" draw:text-areas="0 0 21600 21600" draw:type="rectangular-callout" draw:modifiers="-5036.11277744451 13474.80671820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5cm" svg:height="3cm" svg:x="23.5cm" svg:y="6.5cm">
          <text:p text:style-name="P1">Java</text:p>
          <text:p text:style-name="P1">+Spring</text:p>
          <text:p text:style-name="P1">(port:8888)</text:p>
          <draw:enhanced-geometry svg:viewBox="0 0 21600 21600" draw:glue-points="10800 0 0 10800 10800 21600 21600 10800 ?f40 ?f41" draw:text-areas="0 0 21600 21600" draw:type="rectangular-callout" draw:modifiers="-4699.22015596881 16137.0209930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5.25cm" svg:height="3cm" svg:x="23.25cm" svg:y="2.5cm">
          <text:p text:style-name="P1">TupeScript</text:p>
          <text:p text:style-name="P1">+Angular JS</text:p>
          <text:p text:style-name="P1">(port:4200)</text:p>
          <draw:enhanced-geometry svg:viewBox="0 0 21600 21600" draw:glue-points="10800 0 0 10800 10800 21600 21600 10800 ?f40 ?f41" draw:text-areas="0 0 21600 21600" draw:type="rectangular-callout" draw:modifiers="-3981.87011997715 16101.03298900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0.585cm" svg:height="1.499cm" svg:x="11.415cm" svg:y="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2" draw:text-style-name="P1" draw:layer="layout" svg:width="21.224cm" svg:height="4cm" svg:x="1.25cm" svg:y="16cm">
            <text:p text:style-name="P1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3" draw:layer="layout" svg:width="20.799cm" svg:height="1cm" draw:transform="skewX (-0.0333357887130917) translate (1.408cm 18.431cm)">
            <text:p text:style-name="P12">Таблицы: user, post, comment, photo, user_role, roles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0.585cm" svg:height="1.499cm" svg:x="11.415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6" draw:layer="layout" svg:width="7.5cm" svg:height="1.5cm" svg:x="8cm" svg:y="1cm">
          <text:p text:style-name="P1">Браузер 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5" draw:text-style-name="P1" draw:layer="layout" svg:width="1.321cm" svg:height="1.233cm" svg:x="8.929cm" svg:y="1.267cm">
          <draw:image xlink:href="Pictures/10000000000002000000020072CA3FD2094A095E.png" xlink:type="simple" xlink:show="embed" xlink:actuate="onLoad" draw:mime-type="image/png">
            <text:p/>
          </draw:image>
        </draw:frame>
        <draw:frame draw:style-name="gr15" draw:text-style-name="P1" draw:layer="layout" svg:width="1cm" svg:height="0.934cm" svg:x="14cm" svg:y="1.5cm">
          <draw:image xlink:href="Pictures/1000000000000200000001E524D0E7ECD71B4CE6.jpg" xlink:type="simple" xlink:show="embed" xlink:actuate="onLoad" draw:mime-type="image/jpeg">
            <text:p/>
          </draw:image>
        </draw:frame>
        <draw:custom-shape draw:style-name="gr11" draw:text-style-name="P11" draw:layer="layout" svg:width="0.585cm" svg:height="1.499cm" svg:x="11.415cm" svg:y="2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30T06:26:28.812000000</meta:creation-date>
    <dc:date>2021-11-30T07:24:58.759000000</dc:date>
    <meta:editing-duration>PT16M34S</meta:editing-duration>
    <meta:editing-cycles>2</meta:editing-cycles>
    <meta:generator>LibreOffice/7.2.3.2$Windows_X86_64 LibreOffice_project/d166454616c1632304285822f9c83ce2e660fd92</meta:generator>
    <meta:document-statistic meta:object-count="43"/>
  </office:meta>
</office:document-meta>
</file>